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6fa05"/>
    </style:style>
    <style:style style:name="P3" style:family="paragraph" style:parent-style-name="Standard" style:list-style-name="L1">
      <style:text-properties officeooo:paragraph-rsid="000424b0"/>
    </style:style>
    <style:style style:name="P4" style:family="paragraph" style:parent-style-name="Standard" style:list-style-name="L1">
      <style:text-properties officeooo:paragraph-rsid="000d37a0"/>
    </style:style>
    <style:style style:name="P5" style:family="paragraph" style:parent-style-name="Standard" style:list-style-name="L1">
      <style:text-properties officeooo:paragraph-rsid="000f4c72"/>
    </style:style>
    <style:style style:name="P6" style:family="paragraph" style:parent-style-name="Standard" style:list-style-name="L1">
      <style:text-properties officeooo:paragraph-rsid="0010bd1c"/>
    </style:style>
    <style:style style:name="P7" style:family="paragraph" style:list-style-name="L1"/>
    <style:style style:name="T1" style:family="text">
      <style:text-properties officeooo:rsid="0002e72c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6fa05"/>
    </style:style>
    <style:style style:name="T5" style:family="text">
      <style:text-properties officeooo:rsid="0008c223"/>
    </style:style>
    <style:style style:name="T6" style:family="text">
      <style:text-properties officeooo:rsid="000d37a0"/>
    </style:style>
    <style:style style:name="T7" style:family="text">
      <style:text-properties officeooo:rsid="000f4c72"/>
    </style:style>
    <style:style style:name="T8" style:family="text">
      <style:text-properties officeooo:rsid="0010bd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 of tutorials for home works</text:h>
      <text:h text:style-name="Heading_20_2" text:outline-level="2">Semester I</text:h>
      <text:list xml:id="list1292095714" text:style-name="L1">
        <text:list-item>
          <text:p text:style-name="P1"><text:span text:style-name="T1">Jupyter Notebook: </text:span><text:bookmark text:name="docs-internal-guid-b3671715-7fff-318c-9346-5a2d3d14b6c9"/><text:a xlink:type="simple" xlink:href="https://realpython.com/jupyter-notebook-introduction/" text:style-name="Internet_20_link" text:visited-style-name="Visited_20_Internet_20_Link"><text:span text:style-name="T2">https://realpython.com/jupyter-notebook-introduction/</text:span></text:a></text:p>
        </text:list-item>
        <text:list-item>
          <text:p text:style-name="P2"><text:span text:style-name="T4">Python </text:span><text:span text:style-name="T5">basics</text:span><text:span text:style-name="T4"> </text:span></text:p>
          <text:list>
            <text:list-item>
              <text:p text:style-name="P3"><text:bookmark text:name="docs-internal-guid-516eba86-7fff-f10f-9237-0571b8685a5e"/><text:span text:style-name="T3">Variables in Python: </text:span><text:a xlink:type="simple" xlink:href="https://realpython.com/python-variables/" text:style-name="Internet_20_link" text:visited-style-name="Visited_20_Internet_20_Link"><text:span text:style-name="T2">https://realpython.com/python-variables/</text:span></text:a></text:p>
            </text:list-item>
            <text:list-item>
              <text:p text:style-name="P3"><text:span text:style-name="T3">Data Structures: </text:span><text:a xlink:type="simple" xlink:href="https://www.datacamp.com/community/tutorials/data-structures-python" text:style-name="Internet_20_link" text:visited-style-name="Visited_20_Internet_20_Link"><text:span text:style-name="T2">https://www.datacamp.com/community/tutorials/data-structures-python</text:span></text:a></text:p>
            </text:list-item>
            <text:list-item>
              <text:p text:style-name="P3"><text:span text:style-name="T3">Functions: </text:span><text:a xlink:type="simple" xlink:href="https://www.learnpython.org/en/Functions" text:style-name="Internet_20_link" text:visited-style-name="Visited_20_Internet_20_Link"><text:span text:style-name="T2">https://www.learnpython.org/en/Functions</text:span></text:a></text:p>
            </text:list-item>
            <text:list-item>
              <text:p text:style-name="P3"><text:span text:style-name="T3">Loops, conditions: </text:span><text:a xlink:type="simple" xlink:href="https://www.datacamp.com/community/tutorials/loops-python-tutorial" text:style-name="Internet_20_link" text:visited-style-name="Visited_20_Internet_20_Link"><text:span text:style-name="T2">https://www.datacamp.com/community/tutorials/loops-python-tutorial</text:span></text:a></text:p>
            </text:list-item>
            <text:list-item>
              <text:p text:style-name="P4"><text:span text:style-name="T6">Lambdas: </text:span><text:bookmark text:name="docs-internal-guid-d7fb16c7-7fff-a043-1fc1-22e7cb5e245e1"/><text:a xlink:type="simple" xlink:href="https://realpython.com/python-lambda/" text:style-name="Internet_20_link" text:visited-style-name="Visited_20_Internet_20_Link"><text:span text:style-name="T2">https://realpython.com/python-lambda/</text:span></text:a></text:p>
            </text:list-item>
          </text:list>
        </text:list-item>
        <text:list-item>
          <text:p text:style-name="P5"><text:span text:style-name="T7">Numpy</text:span></text:p>
          <text:list>
            <text:list-item>
              <text:p text:style-name="P5"><text:span text:style-name="T7">Exercises: </text:span><text:a xlink:type="simple" xlink:href="https://www.kaggle.com/utsav15/100-numpy-exercises" text:style-name="Internet_20_link" text:visited-style-name="Visited_20_Internet_20_Link"><text:span text:style-name="T7">https://www.kaggle.com/utsav15/100-numpy-exercises</text:span></text:a><text:span text:style-name="T7"> </text:span></text:p>
            </text:list-item>
          </text:list>
        </text:list-item>
        <text:list-item>
          <text:p text:style-name="P6"><text:span text:style-name="T8">Pandas</text:span></text:p>
          <text:list>
            <text:list-item>
              <text:p text:style-name="P6">Intro to data structures: <text:a xlink:type="simple" xlink:href="https://pandas.pydata.org/pandas-docs/stable/user_guide/dsintro.html" text:style-name="Internet_20_link" text:visited-style-name="Visited_20_Internet_20_Link">https://pandas.pydata.org/pandas-docs/stable/user_guide/dsintro.html</text:a></text:p>
            </text:list-item>
            <text:list-item>
              <text:p text:style-name="P1">Pandas Exercises, Practice, Solution: <text:a xlink:type="simple" xlink:href="https://www.w3resource.com/python-exercises/pandas/index.php" text:style-name="Internet_20_link" text:visited-style-name="Visited_20_Internet_20_Link">https://www.w3resource.com/python-exercises/pandas/index.php</text:a> <text:s/><text:tab/>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1:09:44.728943615</meta:creation-date>
    <dc:date>2021-11-04T17:47:20.786159146</dc:date>
    <meta:editing-duration>P3DT5H41M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53" meta:character-count="747" meta:non-whitespace-character-count="714"/>
  </office:meta>
</office:document-meta>
</file>